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ValidBean.myValidMethod( String arg1 , int arg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Valid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alidationTests.testLazyValidatorForMethodValidationWith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ValidFactoryBean.myGenericMetho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alidationTests.testLazyValidatorForMethod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ValidationTests.doTestProxyValidation( MyValidInterface &lt; String &gt;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zyMethodValidationConfig.methodValidationPostProcessor( @ Lazy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alidationTests.testMethodValidationPostProcessorForInterfaceOnly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ValidFactoryBean.myValidMethod( String arg1 , int arg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MethodValidationConfigWithProxyTargetClass.methodValidationPostProcessor( @ Lazy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ValidBean.myGenericMetho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ValidationTests.testMethodValidatio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yValidFactoryBean.myValidAsyncMethod( String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Valid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ValidBean.myValidAsyncMethod( String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ValidationTests.testMethodValida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ValidClientInterfaceMethodInterceptor.invoke( MethodInvocation 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